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6cm" svg:height="19.563cm" svg:x="1cm" svg:y="0.837cm" presentation:class="subtitle" presentation:user-transformed="true">
          <draw:text-box>
            <text:p><text:span text:style-name="T1">Deus Pode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7.4cm" svg:height="19.563cm" svg:x="0.2cm" svg:y="0.837cm" presentation:class="subtitle" presentation:user-transformed="true">
          <draw:text-box>
            <text:p text:style-name="P2"><text:span text:style-name="T3">Como posso não crer ou duvidar</text:span></text:p>
            <text:p text:style-name="P2"><text:span text:style-name="T3">Se o teu amor insiste em me chamar</text:span></text:p>
            <text:p text:style-name="P2"><text:span text:style-name="T3">Vem renova o meu interior</text:span></text:p>
            <text:p text:style-name="P2"><text:span text:style-name="T3">Reacende a chama do primeiro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6cm" svg:height="19.563cm" svg:x="1cm" svg:y="0.837cm" presentation:class="subtitle" presentation:user-transformed="true">
          <draw:text-box>
            <text:p text:style-name="P2"><text:span text:style-name="T3">Quero olhar minhas guerras e ver o salvador</text:span></text:p>
            <text:p text:style-name="P2"><text:span text:style-name="T3">Vindo águas agitadas vou com ele andar</text:span></text:p>
            <text:p text:style-name="P2"><text:span text:style-name="T3">Encarar o impossível</text:span></text:p>
            <text:p text:style-name="P2"><text:span text:style-name="T3">Na certeza de que Deus pode m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6cm" svg:height="19.563cm" svg:x="1cm" svg:y="0.837cm" presentation:class="subtitle" presentation:user-transformed="true">
          <draw:text-box>
            <text:p text:style-name="P2"><text:span text:style-name="T3">Ajuda minha Fé</text:span></text:p>
            <text:p text:style-name="P2"><text:span text:style-name="T3">Segura minha Mão</text:span></text:p>
            <text:p text:style-name="P2"><text:span text:style-name="T3">Me ensina a viver</text:span></text:p>
            <text:p text:style-name="P2"><text:span text:style-name="T3">Vencendo pra vencer</text:span></text:p>
            <text:p text:style-name="P2"><text:span text:style-name="T3">Confio em Ti</text:span></text:p>
            <text:p text:style-name="P2"><text:span text:style-name="T3">Me entrego a Ti, Jesus</text:span></text:p>
            <text:p text:style-name="P2"><text:span text:style-name="T3">Meu Deus pode</text:span></text:p>
            <text:p text:style-name="P2"><text:span text:style-name="T3">Deus pode fazer muit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1" draw:layer="layout" svg:width="26.4cm" svg:height="19.563cm" svg:x="1cm" svg:y="0.837cm" presentation:class="subtitle" presentation:user-transformed="true">
          <draw:text-box>
            <text:p><text:span text:style-name="T3"/></text:p>
            <text:p text:style-name="P2"><text:span text:style-name="T3">Como posso não crer ou duvidar</text:span></text:p>
            <text:p text:style-name="P2"><text:span text:style-name="T3">Se o teu amor insiste em me chamar</text:span></text:p>
            <text:p text:style-name="P2"><text:span text:style-name="T3">Vem renova o meu interior</text:span></text:p>
            <text:p text:style-name="P2"><text:span text:style-name="T3">Reacende a chama do primeiro amor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3" draw:text-style-name="P3" draw:layer="layout" svg:width="26.2cm" svg:height="19.363cm" svg:x="1cm" svg:y="0.837cm" presentation:class="subtitle" presentation:user-transformed="true">
          <draw:text-box>
            <text:p text:style-name="P2"><text:span text:style-name="T3">Quero olhar minhas guerras e ver o salvador</text:span></text:p>
            <text:p text:style-name="P2"><text:span text:style-name="T3">Vindo águas agitadas vou com ele andar</text:span></text:p>
            <text:p text:style-name="P2"><text:span text:style-name="T3">Encarar o impossível</text:span></text:p>
            <text:p text:style-name="P2"><text:span text:style-name="T3">Na certeza de que Deus pode m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6cm" svg:height="19.563cm" svg:x="1cm" svg:y="0.837cm" presentation:class="subtitle" presentation:user-transformed="true">
          <draw:text-box>
            <text:p text:style-name="P2"><text:span text:style-name="T3">Ajuda minha Fé</text:span></text:p>
            <text:p text:style-name="P2"><text:span text:style-name="T3">Segura minha Mão</text:span></text:p>
            <text:p text:style-name="P2"><text:span text:style-name="T3">Me ensina a viver</text:span></text:p>
            <text:p text:style-name="P2"><text:span text:style-name="T3">Vencendo pra vencer</text:span></text:p>
            <text:p text:style-name="P2"><text:span text:style-name="T3">Confio em Ti</text:span></text:p>
            <text:p text:style-name="P2"><text:span text:style-name="T3">Me entrego a Ti, Jesus</text:span></text:p>
            <text:p text:style-name="P2"><text:span text:style-name="T3">Meu Deus pode</text:span></text:p>
            <text:p text:style-name="P2"><text:span text:style-name="T3">Deus pode fazer muito mais.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1" draw:layer="layout" svg:width="25.8cm" svg:height="19.563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>Somente crer</text:span></text:p>
            <text:p><text:span text:style-name="T3">E o deserto vai florescer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3" draw:layer="layout" svg:width="25.8cm" svg:height="19.363cm" svg:x="1.4cm" svg:y="0.837cm" presentation:class="subtitle" presentation:user-transformed="true">
          <draw:text-box>
            <text:p text:style-name="P2"><text:span text:style-name="T3">Ajuda minha Fé</text:span></text:p>
            <text:p text:style-name="P2"><text:span text:style-name="T3">Segura minha Mão</text:span></text:p>
            <text:p text:style-name="P2"><text:span text:style-name="T3">Me ensina a viver</text:span></text:p>
            <text:p text:style-name="P2"><text:span text:style-name="T3">Vencendo pra vencer</text:span></text:p>
            <text:p text:style-name="P2"><text:span text:style-name="T3">Confio em Ti</text:span></text:p>
            <text:p text:style-name="P2"><text:span text:style-name="T3">Me entrego a Ti, Jesus</text:span></text:p>
            <text:p text:style-name="P2"><text:span text:style-name="T3">Meu Deus pode</text:span></text:p>
            <text:p text:style-name="P2"><text:span text:style-name="T3">Deus pode fazer muito mais.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6:46:33.426000000</meta:creation-date>
    <dc:date>2016-12-21T17:16:46.031000000</dc:date>
    <meta:editing-duration>PT18M3S</meta:editing-duration>
    <meta:editing-cycles>1</meta:editing-cycles>
    <meta:document-statistic meta:object-count="48"/>
    <meta:generator>LibreOffice/5.2.0.4$Windows_x86 LibreOffice_project/066b007f5ebcc236395c7d282ba488bca6720265</meta:generator>
  </office:meta>
</office:document-meta>
</file>